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JavaScript Statements&lt;/h2&gt;</text:p>
      <text:p text:style-name="Standard"/>
      <text:p text:style-name="Standard">&lt;p&gt;A &lt;b&gt;JavaScript program&lt;/b&gt; is a list of &lt;b&gt;statements&lt;/b&gt; to be executed by a computer.&lt;/p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var x, y, z; <text:s/>// Declare 3 variables</text:p>
      <text:p text:style-name="Standard">x = 5; <text:s text:c="3"/>// Assign the value 5 to x</text:p>
      <text:p text:style-name="Standard">y = 6; <text:s text:c="3"/>// Assign the value 6 to y</text:p>
      <text:p text:style-name="Standard">z = x + y; <text:s/>// Assign the sum of x and y to z</text:p>
      <text:p text:style-name="Standard"/>
      <text:p text:style-name="Standard">document.getElementById("demo").innerHTML =</text:p>
      <text:p text:style-name="Standard">"The value of z is " + z + "."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3:25.249514613</meta:creation-date>
    <dc:date>2024-02-02T11:14:19.723105930</dc:date>
    <meta:editing-duration>PT1M5S</meta:editing-duration>
    <meta:editing-cycles>1</meta:editing-cycles>
    <meta:document-statistic meta:table-count="0" meta:image-count="0" meta:object-count="0" meta:page-count="1" meta:paragraph-count="16" meta:word-count="81" meta:character-count="427" meta:non-whitespace-character-count="354"/>
    <meta:generator>LibreOffice/7.3.7.2$Linux_X86_64 LibreOffice_project/30$Build-2</meta:generator>
  </office:meta>
</office:document-meta>
</file>